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Table_20_Contents"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5" style:family="paragraph" style:parent-style-name="Footer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P7" style:family="paragraph" style:parent-style-name="Preformatted_20_Text">
      <style:paragraph-properties fo:margin-top="0in" fo:margin-bottom="0.0402in" style:contextual-spacing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8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9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P10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T1" style:family="text">
      <style:text-properties style:use-window-font-color="true"/>
    </style:style>
    <style:style style:name="fr1" style:family="graphic" style:parent-style-name="Frame">
      <style:graphic-properties fo:margin-top="0in" fo:margin-bottom="0i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4.2576in" style:rel-column-width="38377*"/>
    </style:style>
    <style:style style:name="Table1.B" style:family="table-column">
      <style:table-column-properties style:column-width="0.7951in" style:rel-column-width="7166*"/>
    </style:style>
    <style:style style:name="Table1.C" style:family="table-column">
      <style:table-column-properties style:column-width="0.4153in" style:rel-column-width="3746*"/>
    </style:style>
    <style:style style:name="Table1.D" style:family="table-column">
      <style:table-column-properties style:column-width="1.8021in" style:rel-column-width="1624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-left="none" fo:border-right="none" fo:border-top="0.05pt solid #000000" fo:border-bottom="none"/>
    </style:style>
    <style:style style:name="Table1.A3" style:family="table-cell">
      <style:table-cell-properties style:vertical-align="bottom" fo:padding="0.0382in" fo:border="none"/>
    </style:style>
    <style:style style:name="Table1.A8" style:family="table-cell">
      <style:table-cell-properties style:vertical-align="bottom" fo:padding="0.0382in" fo:border-left="none" fo:border-right="none" fo:border-top="none" fo:border-bottom="0.05pt solid #000000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 style:parent-style-name="Table_20_Contents"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4" style:family="paragraph" style:parent-style-name="Preformatted_20_Text">
      <style:paragraph-properties fo:margin-top="0in" fo:margin-bottom="0.0402in" style:contextual-spacing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6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MP7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MP8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solid" style:text-underline-width="auto" style:text-underline-color="font-color" style:font-size-asian="8pt" style:font-size-complex="8pt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MP10" style:family="paragraph" style:parent-style-name="Footer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Mfr1" style:family="graphic" style:parent-style-name="Frame">
      <style:graphic-properties fo:margin-top="0in" fo:margin-bottom="0i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a xlink:type="simple" xlink:href="" office:name="image: asimage(company.logo)"><draw:frame draw:style-name="Mfr1" draw:name="image: asimage(user.company_id.logo)" text:anchor-type="as-char" svg:width="0.7902in" draw:z-index="0"><draw:text-box fo:min-height="0.1402in"><text:p text:style-name="MP2"/></draw:text-box></draw:frame></draw:a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table-cell table:style-name="Table1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A3" office:value-type="string">
              <text:p text:style-name="MP3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MP8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9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0">Sparkasse Pfrozheim Calw. Kto.: 7201109 BLZ: 66650085, USt.-ID: DE255709189 IBAN DE 69 666 500 85 0007 2011 09 / BIC PZHSDE 66 XXX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6-26T14:48:44</dc:date>
    <meta:editing-duration>PT4H10M26S</meta:editing-duration>
    <meta:editing-cycles>40</meta:editing-cycles>
    <dc:creator>thegrymek </dc:creator>
    <meta:document-statistic meta:table-count="2" meta:image-count="0" meta:object-count="0" meta:page-count="1" meta:paragraph-count="15" meta:word-count="47" meta:character-count="529" meta:non-whitespace-character-count="493"/>
  </office:meta>
</office:document-meta>
</file>